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70000027A07121BDCA2021D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729fcf" draw:marker-start-width="0.321cm" draw:marker-end="Square_20_45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044cm" fo:padding-top="0.151cm" fo:padding-bottom="0.151cm" fo:padding-left="0.276cm" fo:padding-right="0.276cm"/>
    </style:style>
    <style:style style:name="gr6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58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672cm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7.868cm" fo:min-width="6.671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6.052cm" fo:padding-top="0.151cm" fo:padding-bottom="0.151cm" fo:padding-left="0.276cm" fo:padding-right="0.276cm"/>
    </style:style>
    <style:style style:name="gr10" style:family="graphic" style:parent-style-name="standard">
      <style:graphic-properties svg:stroke-width="0.028cm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svg:stroke-color="#3465a4" draw:marker-start-width="0.242cm" draw:marker-end-width="0.242cm" draw:fill="solid" draw:fill-color="#ffffff" draw:auto-grow-height="true" draw:auto-grow-width="false" fo:max-height="0cm" fo:min-height="0.628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81cm" svg:stroke-color="#729fcf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7.837cm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svg:stroke-width="0.053cm" svg:stroke-color="#729fc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729fc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>
      <style:graphic-properties style:protect="size"/>
    </style:style>
    <style:style style:name="gr17" style:family="graphic" style:parent-style-name="objectwithoutfill">
      <style:graphic-properties svg:stroke-width="0.081cm" svg:stroke-color="#610506" draw:marker-start-width="0.321cm" draw:marker-end="Square_20_45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20" style:family="graphic" style:parent-style-name="standard">
      <style:graphic-properties draw:stroke="solid" draw:stroke-dash="Fine_20_Dashed"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6.671cm" fo:padding-top="0.151cm" fo:padding-bottom="0.151cm" fo:padding-left="0.276cm" fo:padding-right="0.276cm"/>
    </style:style>
    <style:style style:name="gr21" style:family="graphic" style:parent-style-name="standard">
      <style:graphic-properties draw:stroke="solid" draw:stroke-dash="Fine_20_Dashed"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6.814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Fine_20_Dashed"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6.672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28cm" svg:stroke-color="#610506" draw:marker-start-width="0.242cm" draw:marker-end-width="0.242cm" draw:fill="solid" draw:fill-color="#ffffff" draw:auto-grow-height="true" draw:auto-grow-width="false" fo:max-height="0cm" fo:min-height="0.628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81cm" svg:stroke-color="#610506" draw:marker-start-width="0.321cm" draw:marker-end="Rounded_20_short_20_Arrow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8.044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Fine_20_Dashed" svg:stroke-width="0.053cm" svg:stroke-color="#610506" draw:marker-start-width="0.279cm" draw:marker-end-width="0.279cm" draw:fill="solid" draw:fill-color="#ffffff" draw:textarea-horizontal-align="justify" draw:textarea-vertical-align="middle" draw:auto-grow-height="false" fo:min-height="0.713cm" fo:min-width="7.837cm" fo:padding-top="0.151cm" fo:padding-bottom="0.151cm" fo:padding-left="0.276cm" fo:padding-right="0.276cm"/>
    </style:style>
    <style:style style:name="gr27" style:family="graphic" style:parent-style-name="objectwithoutfill">
      <style:graphic-properties draw:stroke="solid" svg:stroke-width="0.053cm" svg:stroke-color="#61050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1050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Dashed_20__28_var_29_" svg:stroke-width="0.106cm" svg:stroke-color="#ed1c24" draw:marker-start-width="0.358cm" draw:marker-end-width="0.358cm" draw:fill="none" draw:textarea-horizontal-align="justify" draw:textarea-vertical-align="middle" draw:auto-grow-height="false" fo:min-height="1.252cm" fo:min-width="7.206cm" fo:padding-top="0.177cm" fo:padding-bottom="0.177cm" fo:padding-left="0.302cm" fo:padding-right="0.302cm"/>
    </style:style>
    <style:style style:name="gr30" style:family="graphic" style:parent-style-name="standard">
      <style:graphic-properties draw:stroke="dash" draw:stroke-dash="Dashed_20__28_var_29_" svg:stroke-width="0.106cm" svg:stroke-color="#ed1c24" draw:marker-start-width="0.358cm" draw:marker-end-width="0.358cm" draw:fill="none" draw:textarea-horizontal-align="justify" draw:textarea-vertical-align="middle" draw:auto-grow-height="false" fo:min-height="2.856cm" fo:min-width="7.032cm" fo:padding-top="0.177cm" fo:padding-bottom="0.177cm" fo:padding-left="0.302cm" fo:padding-right="0.302cm"/>
    </style:style>
    <style:style style:name="gr31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7.322cm" fo:padding-top="0.151cm" fo:padding-bottom="0.151cm" fo:padding-left="0.276cm" fo:padding-right="0.276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11.434cm" fo:min-width="15.502cm"/>
    </style:style>
    <style:style style:name="gr33" style:family="graphic" style:parent-style-name="objectwithoutfill">
      <style:graphic-properties draw:stroke="dash" draw:stroke-dash="Dashed_20__28_var_29_" svg:stroke-width="0.106cm" svg:stroke-color="#00599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9.096cm" fo:min-width="11.71cm" fo:padding-top="0.151cm" fo:padding-bottom="0.151cm" fo:padding-left="0.276cm" fo:padding-right="0.276cm"/>
    </style:style>
    <style:style style:name="gr35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10.44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10.4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Dashed_20__28_var_29_" svg:stroke-width="0.053cm" svg:stroke-color="#3465a4" draw:marker-start-width="0.279cm" draw:marker-end-width="0.279cm" draw:fill="none" draw:fill-color="#ffffff" draw:auto-grow-height="true" draw:auto-grow-width="false" fo:max-height="0cm" fo:min-height="0.704cm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9.096cm" fo:min-width="11.74cm" fo:padding-top="0.151cm" fo:padding-bottom="0.151cm" fo:padding-left="0.276cm" fo:padding-right="0.276cm"/>
    </style:style>
    <style:style style:name="gr40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10.47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10.43cm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18cm" svg:stroke-color="#94070a" draw:marker-start-width="0.227cm" draw:marker-end-width="0.227cm" draw:fill="solid" draw:fill-color="#ffffff" draw:textarea-horizontal-align="justify" draw:textarea-vertical-align="middle" draw:auto-grow-height="false" fo:min-height="10.146cm" fo:min-width="23.358cm" fo:padding-top="0.134cm" fo:padding-bottom="0.134cm" fo:padding-left="0.259cm" fo:padding-right="0.259cm"/>
    </style:style>
    <style:style style:name="gr44" style:family="graphic" style:parent-style-name="standard">
      <style:graphic-properties draw:stroke="dash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9.096cm" fo:min-width="9.454cm" fo:padding-top="0.151cm" fo:padding-bottom="0.151cm" fo:padding-left="0.276cm" fo:padding-right="0.276cm"/>
    </style:style>
    <style:style style:name="gr45" style:family="graphic" style:parent-style-name="standard">
      <style:graphic-properties draw:stroke="solid" draw:stroke-dash="Fine_20_Dashed"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084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13cm" fo:min-width="8.084cm" fo:padding-top="0.151cm" fo:padding-bottom="0.151cm" fo:padding-left="0.276cm" fo:padding-right="0.276cm"/>
    </style:style>
    <style:style style:name="gr47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0.937cm" fo:padding-top="0.151cm" fo:padding-bottom="0.151cm" fo:padding-left="0.276cm" fo:padding-right="0.276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17cm, 4.485cm, 0.301cm, 5.013cm)" draw:image-opacity="100%" style:mirror="none"/>
    </style:style>
    <style:style style:name="gr4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5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0.354cm" fo:min-width="0.60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Times New Roman" fo:font-size="17.8999996185303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style:font-name="Times New Roman" fo:font-weight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weight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" fo:font-size="17.8999996185303pt"/>
    </style:style>
    <style:style style:name="T2" style:family="text">
      <style:text-properties style:font-name="Times New Roman" fo:font-size="16pt" fo:font-weight="bold" style:font-size-asian="16pt" style:font-size-complex="16pt"/>
    </style:style>
    <style:style style:name="T3" style:family="text">
      <style:text-properties style:font-name="Times New Roman" fo:font-weight="bold"/>
    </style:style>
    <style:style style:name="T4" style:family="text">
      <style:text-properties style:font-name="Times New Roman" fo:font-size="24pt" fo:font-weight="bold" style:font-size-asian="24pt" style:font-size-complex="24pt"/>
    </style:style>
    <style:style style:name="T5" style:family="text">
      <style:text-properties style:font-name="Times New 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126cm" svg:y1="3.651cm" svg:x2="4.824cm" svg:y2="7.819cm">
          <text:p/>
        </draw:line>
        <draw:line draw:style-name="gr1" draw:text-style-name="P1" draw:layer="layout" svg:x1="23.85cm" svg:y1="1.246cm" svg:x2="37.844cm" svg:y2="8.562cm">
          <text:p/>
        </draw:line>
        <draw:line draw:style-name="gr1" draw:text-style-name="P1" draw:layer="layout" svg:x1="38.732cm" svg:y1="3.148cm" svg:x2="11.872cm" svg:y2="2.894cm">
          <text:p/>
        </draw:line>
        <draw:custom-shape draw:style-name="gr2" draw:text-style-name="P3" draw:layer="layout" svg:width="7.223cm" svg:height="1.015cm" svg:x="20.35cm" svg:y="0.25cm">
          <text:p text:style-name="P2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.303cm" svg:y="7.819cm">
          <text:p text:style-name="P2"><text:span text:style-name="T1">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1.303cm" svg:y="9.918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.649cm" svg:y="2.636cm">
          <text:p text:style-name="P2"><text:span text:style-name="T1">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4.597cm" svg:y="4.751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34.283cm" svg:y="8.662cm">
          <text:p text:style-name="P2"><text:span text:style-name="T1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7.223cm" svg:height="1.015cm" svg:x="34.283cm" svg:y="11.238cm">
          <text:p text:style-name="P2"><text:span text:style-name="T1">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1.238cm">
          <text:p text:style-name="P2"><text:span text:style-name="T1">Pro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7.223cm" svg:height="1.015cm" svg:x="34.283cm" svg:y="13.338cm">
          <text:p text:style-name="P2"><text:span text:style-name="T1">Electr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3.338cm">
          <text:p text:style-name="P2"><text:span text:style-name="T1">Prot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7.762cm">
          <text:p text:style-name="P2"><text:span text:style-name="T1">Particles_In_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9.162cm">
          <text:p text:style-name="P2"><text:span text:style-name="T1">Par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9.585cm" svg:y="2.636cm">
          <text:p text:style-name="P2"><text:span text:style-name="T1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5.515cm" svg:y="4.737cm">
          <text:p text:style-name="P2"><text:span text:style-name="T1">Electr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24.121cm" svg:y="4.737cm">
          <text:p text:style-name="P2"><text:span text:style-name="T1">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15.492cm" svg:y="6.751cm">
          <text:p text:style-name="P2"><text:span text:style-name="T1">Electrostatic_2D_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8.596cm" svg:height="1.015cm" svg:x="14.882cm" svg:y="8.549cm">
          <text:p text:style-name="P2"><text:span text:style-name="T1">Electrostatic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.137cm" svg:height="1.015cm" svg:x="23.318cm" svg:y="6.736cm">
          <text:p text:style-name="P2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224cm" svg:height="1.015cm" svg:x="38.732cm" svg:y="2.636cm">
          <text:p text:style-name="P2"><text:span text:style-name="T1">Motion_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34.844cm" svg:y="4.737cm">
          <text:p text:style-name="P2"><text:span text:style-name="T1">Leap_Fr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559cm" svg:y="4.737cm">
          <text:p text:style-name="P2"><text:span text:style-name="T1">Boris_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3.903cm" svg:y="12.719cm">
          <text:p text:style-name="P2"><text:span text:style-name="T1">Bound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9.903cm" svg:y="14.819cm">
          <text:p text:style-name="P2"><text:span text:style-name="T1">Out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7.903cm" svg:y="14.819cm">
          <text:p text:style-name="P2"><text:span text:style-name="T1">Inn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3" draw:layer="layout" svg:width="7.223cm" svg:height="8.17cm" svg:x="1.268cm" svg:y="11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2.292cm">
            <text:p text:style-name="P2"><text:span text:style-name="T1">solv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3.992cm">
            <text:p text:style-name="P2"><text:span text:style-name="T1">Output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5.692cm">
            <text:p text:style-name="P2"><text:span text:style-name="T1">execution_times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254cm" svg:height="0.254cm" svg:x="4.745cm" svg:y="18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6cm" svg:y="19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7cm" svg:y="19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6.604cm" svg:height="1.015cm" svg:x="1.587cm" svg:y="17.292cm">
            <text:p text:style-name="P2"><text:span text:style-name="T1">particle_track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23.874cm" svg:y1="1.265cm" svg:x2="8.126cm" svg:y2="2.636cm">
          <text:p/>
        </draw:line>
        <draw:line draw:style-name="gr1" draw:text-style-name="P1" draw:layer="layout" svg:x1="23.874cm" svg:y1="1.265cm" svg:x2="23.366cm" svg:y2="2.636cm">
          <text:p/>
        </draw:line>
        <draw:line draw:style-name="gr1" draw:text-style-name="P1" draw:layer="layout" svg:x1="23.85cm" svg:y1="1.246cm" svg:x2="42.67cm" svg:y2="2.536cm">
          <text:p/>
        </draw:line>
        <draw:line draw:style-name="gr1" draw:text-style-name="P1" draw:layer="layout" svg:x1="19.585cm" svg:y1="3.148cm" svg:x2="11.872cm" svg:y2="3.402cm">
          <text:p/>
        </draw:line>
        <draw:line draw:style-name="gr1" draw:text-style-name="P1" draw:layer="layout" svg:x1="4.824cm" svg:y1="8.834cm" svg:x2="17.162cm" svg:y2="12.719cm">
          <text:p/>
        </draw:line>
        <draw:line draw:style-name="gr1" draw:text-style-name="P1" draw:layer="layout" svg:x1="41.506cm" svg:y1="9.244cm" svg:x2="42.924cm" svg:y2="8.228cm">
          <text:p/>
        </draw:line>
        <draw:line draw:style-name="gr1" draw:text-style-name="P1" draw:layer="layout" svg:x1="41.506cm" svg:y1="9.244cm" svg:x2="42.924cm" svg:y2="9.752cm">
          <text:p/>
        </draw:line>
        <draw:frame draw:style-name="gr11" draw:text-style-name="P5" draw:layer="layout" svg:width="1.78cm" svg:height="0.906cm" svg:x="17.162cm" svg:y="11.541cm">
          <draw:text-box>
            <text:p text:style-name="P2"><text:span text:style-name="T2">1...n</text:span></text:p>
          </draw:text-box>
        </draw:frame>
        <draw:line draw:style-name="gr12" draw:text-style-name="P1" draw:layer="layout" svg:x1="8.133cm" svg:y1="3.631cm" svg:x2="8.126cm" svg:y2="4.751cm">
          <text:p/>
        </draw:line>
        <draw:line draw:style-name="gr12" draw:text-style-name="P1" draw:layer="layout" svg:x1="4.831cm" svg:y1="8.798cm" svg:x2="4.824cm" svg:y2="9.918cm">
          <text:p/>
        </draw:line>
        <draw:line draw:style-name="gr12" draw:text-style-name="P1" draw:layer="layout" svg:x1="23.366cm" svg:y1="3.651cm" svg:x2="19.302cm" svg:y2="4.737cm">
          <text:p/>
        </draw:line>
        <draw:line draw:style-name="gr12" draw:text-style-name="P1" draw:layer="layout" svg:x1="17.524cm" svg:y1="13.734cm" svg:x2="13.46cm" svg:y2="14.819cm">
          <text:p/>
        </draw:line>
        <draw:line draw:style-name="gr12" draw:text-style-name="P1" draw:layer="layout" svg:x1="17.544cm" svg:y1="13.749cm" svg:x2="21.842cm" svg:y2="14.819cm">
          <text:p/>
        </draw:line>
        <draw:line draw:style-name="gr12" draw:text-style-name="P1" draw:layer="layout" svg:x1="23.386cm" svg:y1="3.665cm" svg:x2="27.938cm" svg:y2="4.737cm">
          <text:p/>
        </draw:line>
        <draw:line draw:style-name="gr12" draw:text-style-name="P1" draw:layer="layout" svg:x1="19.302cm" svg:y1="5.752cm" svg:x2="19.302cm" svg:y2="6.751cm">
          <text:p/>
        </draw:line>
        <draw:line draw:style-name="gr12" draw:text-style-name="P1" draw:layer="layout" svg:x1="19.302cm" svg:y1="7.832cm" svg:x2="19.302cm" svg:y2="8.549cm">
          <text:p/>
        </draw:line>
        <draw:line draw:style-name="gr12" draw:text-style-name="P1" draw:layer="layout" svg:x1="27.938cm" svg:y1="5.752cm" svg:x2="27.938cm" svg:y2="6.736cm">
          <text:p/>
        </draw:line>
        <draw:line draw:style-name="gr12" draw:text-style-name="P1" draw:layer="layout" svg:x1="37.844cm" svg:y1="9.677cm" svg:x2="37.844cm" svg:y2="11.238cm">
          <text:p/>
        </draw:line>
        <draw:line draw:style-name="gr12" draw:text-style-name="P1" draw:layer="layout" svg:x1="37.844cm" svg:y1="9.657cm" svg:x2="46.48cm" svg:y2="11.238cm">
          <text:p/>
        </draw:line>
        <draw:line draw:style-name="gr12" draw:text-style-name="P1" draw:layer="layout" svg:x1="46.48cm" svg:y1="12.253cm" svg:x2="46.48cm" svg:y2="13.338cm">
          <text:p/>
        </draw:line>
        <draw:line draw:style-name="gr12" draw:text-style-name="P1" draw:layer="layout" svg:x1="42.559cm" svg:y1="3.651cm" svg:x2="38.606cm" svg:y2="4.737cm">
          <text:p/>
        </draw:line>
        <draw:line draw:style-name="gr12" draw:text-style-name="P1" draw:layer="layout" svg:x1="42.299cm" svg:y1="3.587cm" svg:x2="46.226cm" svg:y2="4.737cm">
          <text:p/>
        </draw:line>
        <draw:frame draw:style-name="gr11" draw:text-style-name="P5" draw:layer="layout" svg:width="1.78cm" svg:height="0.906cm" svg:x="21.462cm" svg:y="1.641cm">
          <draw:text-box>
            <text:p text:style-name="P2"><text:span text:style-name="T2">1...n</text:span></text:p>
          </draw:text-box>
        </draw:frame>
        <draw:frame draw:style-name="gr11" draw:text-style-name="P5" draw:layer="layout" svg:width="1.78cm" svg:height="0.906cm" svg:x="37.662cm" svg:y="7.441cm">
          <draw:text-box>
            <text:p text:style-name="P2"><text:span text:style-name="T2">1...n</text:span></text:p>
          </draw:text-box>
        </draw:frame>
        <draw:custom-shape draw:style-name="gr5" draw:text-style-name="P3" draw:layer="layout" svg:width="8.596cm" svg:height="1.015cm" svg:x="14.882cm" svg:y="10.249cm">
          <text:p text:style-name="P2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9.302cm" svg:y1="9.612cm" svg:x2="19.302cm" svg:y2="10.329cm">
          <text:p/>
        </draw:line>
        <draw:custom-shape draw:style-name="gr4" draw:text-style-name="P3" xml:id="id4" draw:id="id4" draw:layer="layout" svg:width="7.223cm" svg:height="1.015cm" svg:x="34.283cm" svg:y="15.038cm">
          <text:p text:style-name="P2"><text:span text:style-name="T1">Photo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" draw:id="id2" draw:layer="layout" svg:width="8.389cm" svg:height="1.015cm" svg:x="34.283cm" svg:y="16.738cm">
          <text:p text:style-name="P2"><text:span text:style-name="T1">Secondary_Emission_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line-skew="-1.795cm -0.227cm" svg:x1="37.894cm" svg:y1="12.253cm" svg:x2="34.283cm" svg:y2="17.245cm" draw:start-shape="id1" draw:start-glue-point="2" draw:end-shape="id2" draw:end-glue-point="3" svg:d="M37894 12253v447h-4366v4545h755" svg:viewBox="0 0 4367 4993">
          <text:p/>
        </draw:connector>
        <draw:connector draw:style-name="gr15" draw:text-style-name="P1" draw:layer="layout" draw:line-skew="-0.095cm -0.227cm" svg:x1="37.894cm" svg:y1="12.253cm" svg:x2="34.283cm" svg:y2="13.845cm" draw:start-shape="id1" draw:start-glue-point="2" draw:end-shape="id3" draw:end-glue-point="3" svg:d="M37894 12253v447h-4366v1145h755" svg:viewBox="0 0 4367 1593">
          <text:p/>
        </draw:connector>
        <draw:connector draw:style-name="gr15" draw:text-style-name="P1" draw:layer="layout" draw:line-skew="-0.945cm -0.227cm" svg:x1="37.894cm" svg:y1="12.253cm" svg:x2="34.283cm" svg:y2="15.545cm" draw:start-shape="id1" draw:start-glue-point="2" draw:end-shape="id4" draw:end-glue-point="3" svg:d="M37894 12253v447h-4366v2845h755" svg:viewBox="0 0 4367 3293">
          <text:p/>
        </draw:connector>
        <draw:custom-shape draw:style-name="gr3" draw:text-style-name="P3" draw:layer="layout" svg:width="7.223cm" svg:height="1.015cm" svg:x="13.803cm" svg:y="16.419cm">
          <text:p text:style-name="P2"><text:span text:style-name="T1">Outer_1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7.544cm" svg:y1="13.749cm" svg:x2="17.526cm" svg:y2="16.419cm">
          <text:p/>
        </draw:lin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7" draw:text-style-name="P1" draw:layer="layout" svg:x1="8.126cm" svg:y1="3.651cm" svg:x2="4.824cm" svg:y2="7.819cm">
          <text:p/>
        </draw:line>
        <draw:line draw:style-name="gr17" draw:text-style-name="P1" draw:layer="layout" svg:x1="23.85cm" svg:y1="1.246cm" svg:x2="36.322cm" svg:y2="5.662cm">
          <text:p/>
        </draw:line>
        <draw:line draw:style-name="gr17" draw:text-style-name="P1" draw:layer="layout" svg:x1="38.732cm" svg:y1="3.148cm" svg:x2="11.872cm" svg:y2="2.894cm">
          <text:p/>
        </draw:line>
        <draw:custom-shape draw:style-name="gr18" draw:text-style-name="P3" draw:layer="layout" svg:width="7.223cm" svg:height="1.015cm" svg:x="20.35cm" svg:y="0.25cm">
          <text:p text:style-name="P2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1.303cm" svg:y="7.819cm">
          <text:p text:style-name="P2"><text:span text:style-name="T1">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7.223cm" svg:height="1.015cm" svg:x="1.303cm" svg:y="9.918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4.649cm" svg:y="2.636cm">
          <text:p text:style-name="P2"><text:span text:style-name="T1">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7.223cm" svg:height="1.015cm" svg:x="4.597cm" svg:y="4.751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32.883cm" svg:y="5.662cm">
          <text:p text:style-name="P2"><text:span text:style-name="T1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5" draw:id="id5" draw:layer="layout" svg:width="7.223cm" svg:height="1.015cm" svg:x="32.883cm" svg:y="8.238cm">
          <text:p text:style-name="P2"><text:span text:style-name="T1">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7.223cm" svg:height="1.015cm" svg:x="41.413cm" svg:y="8.238cm">
          <text:p text:style-name="P2"><text:span text:style-name="T1">Pro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7" draw:id="id7" draw:layer="layout" svg:width="7.223cm" svg:height="1.015cm" svg:x="32.883cm" svg:y="10.338cm">
          <text:p text:style-name="P2"><text:span text:style-name="T1">Electr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7.223cm" svg:height="1.015cm" svg:x="41.413cm" svg:y="10.338cm">
          <text:p text:style-name="P2"><text:span text:style-name="T1">Prot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41.413cm" svg:y="4.762cm">
          <text:p text:style-name="P2"><text:span text:style-name="T1">Particles_In_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41.413cm" svg:y="6.162cm">
          <text:p text:style-name="P2"><text:span text:style-name="T1">Par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19.585cm" svg:y="2.636cm">
          <text:p text:style-name="P2"><text:span text:style-name="T1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15.515cm" svg:y="4.737cm">
          <text:p text:style-name="P2"><text:span text:style-name="T1">Electr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24.121cm" svg:y="4.737cm">
          <text:p text:style-name="P2"><text:span text:style-name="T1">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7.366cm" svg:height="1.015cm" svg:x="24.13cm" svg:y="6.736cm">
          <text:p text:style-name="P2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7.224cm" svg:height="1.015cm" svg:x="38.732cm" svg:y="2.636cm">
          <text:p text:style-name="P2"><text:span text:style-name="T1">Motion_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13.903cm" svg:y="9.319cm">
          <text:p text:style-name="P2"><text:span text:style-name="T1">Bound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9.903cm" svg:y="11.419cm">
          <text:p text:style-name="P2"><text:span text:style-name="T1">Out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7.223cm" svg:height="1.015cm" svg:x="17.903cm" svg:y="11.419cm">
          <text:p text:style-name="P2"><text:span text:style-name="T1">Inn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23.874cm" svg:y1="1.265cm" svg:x2="8.126cm" svg:y2="2.636cm">
          <text:p/>
        </draw:line>
        <draw:line draw:style-name="gr17" draw:text-style-name="P1" draw:layer="layout" svg:x1="23.874cm" svg:y1="1.265cm" svg:x2="23.366cm" svg:y2="2.636cm">
          <text:p/>
        </draw:line>
        <draw:line draw:style-name="gr17" draw:text-style-name="P1" draw:layer="layout" svg:x1="23.85cm" svg:y1="1.246cm" svg:x2="42.67cm" svg:y2="2.536cm">
          <text:p/>
        </draw:line>
        <draw:line draw:style-name="gr17" draw:text-style-name="P1" draw:layer="layout" svg:x1="19.585cm" svg:y1="3.148cm" svg:x2="11.872cm" svg:y2="3.402cm">
          <text:p/>
        </draw:line>
        <draw:line draw:style-name="gr17" draw:text-style-name="P1" draw:layer="layout" svg:x1="4.824cm" svg:y1="8.834cm" svg:x2="13.903cm" svg:y2="9.906cm">
          <text:p/>
        </draw:line>
        <draw:line draw:style-name="gr17" draw:text-style-name="P1" draw:layer="layout" svg:x1="40.106cm" svg:y1="6.244cm" svg:x2="41.524cm" svg:y2="5.228cm">
          <text:p/>
        </draw:line>
        <draw:line draw:style-name="gr17" draw:text-style-name="P1" draw:layer="layout" svg:x1="40.106cm" svg:y1="6.244cm" svg:x2="41.524cm" svg:y2="6.752cm">
          <text:p/>
        </draw:line>
        <draw:frame draw:style-name="gr23" draw:text-style-name="P5" draw:layer="layout" svg:width="1.78cm" svg:height="0.906cm" svg:x="11.784cm" svg:y="8.582cm">
          <draw:text-box>
            <text:p text:style-name="P2"><text:span text:style-name="T2">1...n</text:span></text:p>
          </draw:text-box>
        </draw:frame>
        <draw:line draw:style-name="gr24" draw:text-style-name="P1" draw:layer="layout" svg:x1="8.133cm" svg:y1="3.631cm" svg:x2="8.126cm" svg:y2="4.751cm">
          <text:p/>
        </draw:line>
        <draw:line draw:style-name="gr24" draw:text-style-name="P1" draw:layer="layout" svg:x1="4.831cm" svg:y1="8.798cm" svg:x2="4.824cm" svg:y2="9.918cm">
          <text:p/>
        </draw:line>
        <draw:line draw:style-name="gr24" draw:text-style-name="P1" draw:layer="layout" svg:x1="23.366cm" svg:y1="3.651cm" svg:x2="19.302cm" svg:y2="4.737cm">
          <text:p/>
        </draw:line>
        <draw:line draw:style-name="gr24" draw:text-style-name="P1" draw:layer="layout" svg:x1="17.524cm" svg:y1="10.334cm" svg:x2="13.46cm" svg:y2="11.419cm">
          <text:p/>
        </draw:line>
        <draw:line draw:style-name="gr24" draw:text-style-name="P1" draw:layer="layout" svg:x1="17.544cm" svg:y1="10.349cm" svg:x2="21.842cm" svg:y2="11.419cm">
          <text:p/>
        </draw:line>
        <draw:line draw:style-name="gr24" draw:text-style-name="P1" draw:layer="layout" svg:x1="23.386cm" svg:y1="3.665cm" svg:x2="27.938cm" svg:y2="4.737cm">
          <text:p/>
        </draw:line>
        <draw:line draw:style-name="gr24" draw:text-style-name="P1" draw:layer="layout" svg:x1="19.302cm" svg:y1="5.752cm" svg:x2="19.302cm" svg:y2="6.751cm">
          <text:p/>
        </draw:line>
        <draw:line draw:style-name="gr24" draw:text-style-name="P1" draw:layer="layout" svg:x1="27.938cm" svg:y1="5.752cm" svg:x2="27.938cm" svg:y2="6.736cm">
          <text:p/>
        </draw:line>
        <draw:line draw:style-name="gr24" draw:text-style-name="P1" draw:layer="layout" svg:x1="36.444cm" svg:y1="6.677cm" svg:x2="36.444cm" svg:y2="8.238cm">
          <text:p/>
        </draw:line>
        <draw:line draw:style-name="gr24" draw:text-style-name="P1" draw:layer="layout" svg:x1="36.444cm" svg:y1="6.657cm" svg:x2="45.08cm" svg:y2="8.238cm">
          <text:p/>
        </draw:line>
        <draw:line draw:style-name="gr24" draw:text-style-name="P1" draw:layer="layout" svg:x1="45.08cm" svg:y1="9.253cm" svg:x2="45.08cm" svg:y2="10.338cm">
          <text:p/>
        </draw:line>
        <draw:frame draw:style-name="gr23" draw:text-style-name="P5" draw:layer="layout" svg:width="1.78cm" svg:height="0.906cm" svg:x="21.462cm" svg:y="1.641cm">
          <draw:text-box>
            <text:p text:style-name="P2"><text:span text:style-name="T2">1...n</text:span></text:p>
          </draw:text-box>
        </draw:frame>
        <draw:frame draw:style-name="gr23" draw:text-style-name="P5" draw:layer="layout" svg:width="1.78cm" svg:height="0.906cm" svg:x="35.862cm" svg:y="4.341cm">
          <draw:text-box>
            <text:p text:style-name="P2"><text:span text:style-name="T2">1...n</text:span></text:p>
          </draw:text-box>
        </draw:frame>
        <draw:custom-shape draw:style-name="gr25" draw:text-style-name="P3" draw:layer="layout" svg:width="8.596cm" svg:height="1.015cm" svg:x="14.882cm" svg:y="6.749cm">
          <text:p text:style-name="P2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xml:id="id8" draw:id="id8" draw:layer="layout" svg:width="7.223cm" svg:height="1.015cm" svg:x="32.883cm" svg:y="12.038cm">
          <text:p text:style-name="P2"><text:span text:style-name="T1">Photo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6" draw:id="id6" draw:layer="layout" svg:width="8.389cm" svg:height="1.015cm" svg:x="32.883cm" svg:y="13.738cm">
          <text:p text:style-name="P2"><text:span text:style-name="T1">Secondary_Emission_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" draw:layer="layout" draw:line-skew="-1.795cm -0.227cm" svg:x1="36.494cm" svg:y1="9.253cm" svg:x2="32.883cm" svg:y2="14.245cm" draw:start-shape="id5" draw:start-glue-point="2" draw:end-shape="id6" draw:end-glue-point="3" svg:d="M36494 9253v447h-4366v4545h755" svg:viewBox="0 0 4367 4993">
          <text:p/>
        </draw:connector>
        <draw:connector draw:style-name="gr28" draw:text-style-name="P1" draw:layer="layout" draw:line-skew="-0.095cm -0.227cm" svg:x1="36.494cm" svg:y1="9.253cm" svg:x2="32.883cm" svg:y2="10.845cm" draw:start-shape="id5" draw:start-glue-point="2" draw:end-shape="id7" draw:end-glue-point="3" svg:d="M36494 9253v447h-4366v1145h755" svg:viewBox="0 0 4367 1593">
          <text:p/>
        </draw:connector>
        <draw:connector draw:style-name="gr28" draw:text-style-name="P1" draw:layer="layout" draw:line-skew="-0.945cm -0.227cm" svg:x1="36.494cm" svg:y1="9.253cm" svg:x2="32.883cm" svg:y2="12.545cm" draw:start-shape="id5" draw:start-glue-point="2" draw:end-shape="id8" draw:end-glue-point="3" svg:d="M36494 9253v447h-4366v2845h755" svg:viewBox="0 0 4367 3293">
          <text:p/>
        </draw:connector>
        <draw:custom-shape draw:style-name="gr19" draw:text-style-name="P3" draw:layer="layout" svg:width="7.223cm" svg:height="1.015cm" svg:x="13.803cm" svg:y="13.019cm">
          <text:p text:style-name="P2"><text:span text:style-name="T1">Outer_1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7.544cm" svg:y1="10.349cm" svg:x2="17.526cm" svg:y2="13.019cm">
          <text:p/>
        </draw:lin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8.126cm" svg:y1="3.651cm" svg:x2="4.824cm" svg:y2="7.819cm">
          <text:p/>
        </draw:line>
        <draw:line draw:style-name="gr1" draw:text-style-name="P1" draw:layer="layout" svg:x1="23.85cm" svg:y1="1.246cm" svg:x2="37.844cm" svg:y2="8.562cm">
          <text:p/>
        </draw:line>
        <draw:line draw:style-name="gr1" draw:text-style-name="P1" draw:layer="layout" svg:x1="38.732cm" svg:y1="3.148cm" svg:x2="11.872cm" svg:y2="2.894cm">
          <text:p/>
        </draw:line>
        <draw:custom-shape draw:style-name="gr2" draw:text-style-name="P3" draw:layer="layout" svg:width="7.223cm" svg:height="1.015cm" svg:x="20.35cm" svg:y="0.25cm">
          <text:p text:style-name="P2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.303cm" svg:y="7.819cm">
          <text:p text:style-name="P2"><text:span text:style-name="T1">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1.303cm" svg:y="9.918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.649cm" svg:y="2.636cm">
          <text:p text:style-name="P2"><text:span text:style-name="T1">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4.597cm" svg:y="4.751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34.283cm" svg:y="8.662cm">
          <text:p text:style-name="P2"><text:span text:style-name="T1">Spe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9" draw:id="id9" draw:layer="layout" svg:width="7.223cm" svg:height="1.015cm" svg:x="34.283cm" svg:y="11.238cm">
          <text:p text:style-name="P2"><text:span text:style-name="T1">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1.238cm">
          <text:p text:style-name="P2"><text:span text:style-name="T1">Pro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1" draw:id="id11" draw:layer="layout" svg:width="7.223cm" svg:height="1.015cm" svg:x="34.283cm" svg:y="13.338cm">
          <text:p text:style-name="P2"><text:span text:style-name="T1">Electr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813cm" svg:y="13.338cm">
          <text:p text:style-name="P2"><text:span text:style-name="T1">Proton_S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7.762cm">
          <text:p text:style-name="P2"><text:span text:style-name="T1">Particles_In_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42.813cm" svg:y="9.162cm">
          <text:p text:style-name="P2"><text:span text:style-name="T1">Par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9.585cm" svg:y="2.636cm">
          <text:p text:style-name="P2"><text:span text:style-name="T1">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5.515cm" svg:y="4.737cm">
          <text:p text:style-name="P2"><text:span text:style-name="T1">Electr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24.121cm" svg:y="4.737cm">
          <text:p text:style-name="P2"><text:span text:style-name="T1">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223cm" svg:height="1.015cm" svg:x="15.492cm" svg:y="6.751cm">
          <text:p text:style-name="P2"><text:span text:style-name="T1">Electrostatic_2D_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8.596cm" svg:height="1.015cm" svg:x="14.882cm" svg:y="8.549cm">
          <text:p text:style-name="P2"><text:span text:style-name="T1">Electrostatic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9.137cm" svg:height="1.015cm" svg:x="23.318cm" svg:y="6.736cm">
          <text:p text:style-name="P2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224cm" svg:height="1.015cm" svg:x="38.732cm" svg:y="2.636cm">
          <text:p text:style-name="P2"><text:span text:style-name="T1">Motion_Sol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34.844cm" svg:y="4.737cm">
          <text:p text:style-name="P2"><text:span text:style-name="T1">Leap_Fr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223cm" svg:height="1.015cm" svg:x="42.559cm" svg:y="4.737cm">
          <text:p text:style-name="P2"><text:span text:style-name="T1">Boris_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3.903cm" svg:y="12.719cm">
          <text:p text:style-name="P2"><text:span text:style-name="T1">Bound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9.903cm" svg:y="14.819cm">
          <text:p text:style-name="P2"><text:span text:style-name="T1">Out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223cm" svg:height="1.015cm" svg:x="17.903cm" svg:y="14.819cm">
          <text:p text:style-name="P2"><text:span text:style-name="T1">Inner_2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3" draw:layer="layout" svg:width="7.223cm" svg:height="8.17cm" svg:x="1.268cm" svg:y="11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2.292cm">
            <text:p text:style-name="P2"><text:span text:style-name="T1">solv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3.992cm">
            <text:p text:style-name="P2"><text:span text:style-name="T1">Output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6.604cm" svg:height="1.015cm" svg:x="1.587cm" svg:y="15.692cm">
            <text:p text:style-name="P2"><text:span text:style-name="T1">execution_times.p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0.254cm" svg:height="0.254cm" svg:x="4.745cm" svg:y="18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6cm" svg:y="19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254cm" svg:height="0.254cm" svg:x="4.747cm" svg:y="19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6.604cm" svg:height="1.015cm" svg:x="1.587cm" svg:y="17.292cm">
            <text:p text:style-name="P2"><text:span text:style-name="T1">particle_tracker.p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23.874cm" svg:y1="1.265cm" svg:x2="8.126cm" svg:y2="2.636cm">
          <text:p/>
        </draw:line>
        <draw:line draw:style-name="gr1" draw:text-style-name="P1" draw:layer="layout" svg:x1="23.874cm" svg:y1="1.265cm" svg:x2="23.366cm" svg:y2="2.636cm">
          <text:p/>
        </draw:line>
        <draw:line draw:style-name="gr1" draw:text-style-name="P1" draw:layer="layout" svg:x1="23.85cm" svg:y1="1.246cm" svg:x2="42.67cm" svg:y2="2.536cm">
          <text:p/>
        </draw:line>
        <draw:line draw:style-name="gr1" draw:text-style-name="P1" draw:layer="layout" svg:x1="19.585cm" svg:y1="3.148cm" svg:x2="11.872cm" svg:y2="3.402cm">
          <text:p/>
        </draw:line>
        <draw:line draw:style-name="gr1" draw:text-style-name="P1" draw:layer="layout" svg:x1="4.824cm" svg:y1="8.834cm" svg:x2="17.162cm" svg:y2="12.719cm">
          <text:p/>
        </draw:line>
        <draw:line draw:style-name="gr1" draw:text-style-name="P1" draw:layer="layout" svg:x1="41.506cm" svg:y1="9.244cm" svg:x2="42.924cm" svg:y2="8.228cm">
          <text:p/>
        </draw:line>
        <draw:line draw:style-name="gr1" draw:text-style-name="P1" draw:layer="layout" svg:x1="41.506cm" svg:y1="9.244cm" svg:x2="42.924cm" svg:y2="9.752cm">
          <text:p/>
        </draw:line>
        <draw:frame draw:style-name="gr11" draw:text-style-name="P5" draw:layer="layout" svg:width="1.78cm" svg:height="0.906cm" svg:x="17.162cm" svg:y="11.541cm">
          <draw:text-box>
            <text:p text:style-name="P2"><text:span text:style-name="T2">1...n</text:span></text:p>
          </draw:text-box>
        </draw:frame>
        <draw:line draw:style-name="gr12" draw:text-style-name="P1" draw:layer="layout" svg:x1="8.133cm" svg:y1="3.631cm" svg:x2="8.126cm" svg:y2="4.751cm">
          <text:p/>
        </draw:line>
        <draw:line draw:style-name="gr12" draw:text-style-name="P1" draw:layer="layout" svg:x1="4.831cm" svg:y1="8.798cm" svg:x2="4.824cm" svg:y2="9.918cm">
          <text:p/>
        </draw:line>
        <draw:line draw:style-name="gr12" draw:text-style-name="P1" draw:layer="layout" svg:x1="23.366cm" svg:y1="3.651cm" svg:x2="19.302cm" svg:y2="4.737cm">
          <text:p/>
        </draw:line>
        <draw:line draw:style-name="gr12" draw:text-style-name="P1" draw:layer="layout" svg:x1="17.524cm" svg:y1="13.734cm" svg:x2="13.46cm" svg:y2="14.819cm">
          <text:p/>
        </draw:line>
        <draw:line draw:style-name="gr12" draw:text-style-name="P1" draw:layer="layout" svg:x1="17.544cm" svg:y1="13.749cm" svg:x2="21.842cm" svg:y2="14.819cm">
          <text:p/>
        </draw:line>
        <draw:line draw:style-name="gr12" draw:text-style-name="P1" draw:layer="layout" svg:x1="23.386cm" svg:y1="3.665cm" svg:x2="27.938cm" svg:y2="4.737cm">
          <text:p/>
        </draw:line>
        <draw:line draw:style-name="gr12" draw:text-style-name="P1" draw:layer="layout" svg:x1="19.302cm" svg:y1="5.752cm" svg:x2="19.302cm" svg:y2="6.751cm">
          <text:p/>
        </draw:line>
        <draw:line draw:style-name="gr12" draw:text-style-name="P1" draw:layer="layout" svg:x1="19.302cm" svg:y1="7.832cm" svg:x2="19.302cm" svg:y2="8.549cm">
          <text:p/>
        </draw:line>
        <draw:line draw:style-name="gr12" draw:text-style-name="P1" draw:layer="layout" svg:x1="27.938cm" svg:y1="5.752cm" svg:x2="27.938cm" svg:y2="6.736cm">
          <text:p/>
        </draw:line>
        <draw:line draw:style-name="gr12" draw:text-style-name="P1" draw:layer="layout" svg:x1="37.844cm" svg:y1="9.677cm" svg:x2="37.844cm" svg:y2="11.238cm">
          <text:p/>
        </draw:line>
        <draw:line draw:style-name="gr12" draw:text-style-name="P1" draw:layer="layout" svg:x1="37.844cm" svg:y1="9.657cm" svg:x2="46.48cm" svg:y2="11.238cm">
          <text:p/>
        </draw:line>
        <draw:line draw:style-name="gr12" draw:text-style-name="P1" draw:layer="layout" svg:x1="46.48cm" svg:y1="12.253cm" svg:x2="46.48cm" svg:y2="13.338cm">
          <text:p/>
        </draw:line>
        <draw:line draw:style-name="gr12" draw:text-style-name="P1" draw:layer="layout" svg:x1="42.559cm" svg:y1="3.651cm" svg:x2="38.606cm" svg:y2="4.737cm">
          <text:p/>
        </draw:line>
        <draw:line draw:style-name="gr12" draw:text-style-name="P1" draw:layer="layout" svg:x1="42.299cm" svg:y1="3.587cm" svg:x2="46.226cm" svg:y2="4.737cm">
          <text:p/>
        </draw:line>
        <draw:frame draw:style-name="gr11" draw:text-style-name="P5" draw:layer="layout" svg:width="1.78cm" svg:height="0.906cm" svg:x="21.462cm" svg:y="1.641cm">
          <draw:text-box>
            <text:p text:style-name="P2"><text:span text:style-name="T2">1...n</text:span></text:p>
          </draw:text-box>
        </draw:frame>
        <draw:frame draw:style-name="gr11" draw:text-style-name="P5" draw:layer="layout" svg:width="1.78cm" svg:height="0.906cm" svg:x="37.662cm" svg:y="7.441cm">
          <draw:text-box>
            <text:p text:style-name="P2"><text:span text:style-name="T2">1...n</text:span></text:p>
          </draw:text-box>
        </draw:frame>
        <draw:custom-shape draw:style-name="gr5" draw:text-style-name="P3" draw:layer="layout" svg:width="8.596cm" svg:height="1.015cm" svg:x="14.882cm" svg:y="10.249cm">
          <text:p text:style-name="P2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9.302cm" svg:y1="9.612cm" svg:x2="19.302cm" svg:y2="10.329cm">
          <text:p/>
        </draw:line>
        <draw:custom-shape draw:style-name="gr4" draw:text-style-name="P3" xml:id="id12" draw:id="id12" draw:layer="layout" svg:width="7.223cm" svg:height="1.015cm" svg:x="34.283cm" svg:y="15.038cm">
          <text:p text:style-name="P2"><text:span text:style-name="T1">Photo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0" draw:id="id10" draw:layer="layout" svg:width="8.389cm" svg:height="1.015cm" svg:x="34.283cm" svg:y="16.738cm">
          <text:p text:style-name="P2"><text:span text:style-name="T1">Secondary_Emission_Elect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line-skew="-1.795cm -0.227cm" svg:x1="37.894cm" svg:y1="12.253cm" svg:x2="34.283cm" svg:y2="17.245cm" draw:start-shape="id9" draw:start-glue-point="2" draw:end-shape="id10" draw:end-glue-point="3" svg:d="M37894 12253v447h-4366v4545h755" svg:viewBox="0 0 4367 4993">
          <text:p/>
        </draw:connector>
        <draw:connector draw:style-name="gr15" draw:text-style-name="P1" draw:layer="layout" draw:line-skew="-0.095cm -0.227cm" svg:x1="37.894cm" svg:y1="12.253cm" svg:x2="34.283cm" svg:y2="13.845cm" draw:start-shape="id9" draw:start-glue-point="2" draw:end-shape="id11" draw:end-glue-point="3" svg:d="M37894 12253v447h-4366v1145h755" svg:viewBox="0 0 4367 1593">
          <text:p/>
        </draw:connector>
        <draw:connector draw:style-name="gr15" draw:text-style-name="P1" draw:layer="layout" draw:line-skew="-0.945cm -0.227cm" svg:x1="37.894cm" svg:y1="12.253cm" svg:x2="34.283cm" svg:y2="15.545cm" draw:start-shape="id9" draw:start-glue-point="2" draw:end-shape="id12" draw:end-glue-point="3" svg:d="M37894 12253v447h-4366v2845h755" svg:viewBox="0 0 4367 3293">
          <text:p/>
        </draw:connector>
        <draw:custom-shape draw:style-name="gr3" draw:text-style-name="P3" draw:layer="layout" svg:width="7.223cm" svg:height="1.015cm" svg:x="13.803cm" svg:y="16.419cm">
          <text:p text:style-name="P2"><text:span text:style-name="T1">Outer_1D_Rectangul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7.544cm" svg:y1="13.749cm" svg:x2="17.526cm" svg:y2="16.419cm">
          <text:p/>
        </draw:line>
        <draw:custom-shape draw:style-name="gr29" draw:text-style-name="P1" draw:layer="layout" svg:width="7.982cm" svg:height="1.778cm" svg:x="4.364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7.982cm" svg:height="1.778cm" svg:x="0.916cm" svg:y="7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7.982cm" svg:height="1.778cm" svg:x="19.196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7.982cm" svg:height="3.556cm" svg:x="0.908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g>
            <draw:custom-shape draw:style-name="gr31" draw:text-style-name="P3" xml:id="id14" draw:id="id14" draw:layer="layout" svg:width="7.874cm" svg:height="1.015cm" svg:x="8.382cm" svg:y="3.976cm">
              <text:p text:style-name="P2"><text:span text:style-name="T1">Mesh_2D_rm_sat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xml:id="id13" draw:id="id13" draw:layer="layout" svg:width="7.223cm" svg:height="1.015cm" svg:x="0.821cm" svg:y="1.877cm">
              <text:p text:style-name="P2"><text:span text:style-name="T1">Mesh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1" draw:layer="layout" draw:line-skew="-0.131cm" svg:x1="4.432cm" svg:y1="2.892cm" svg:x2="12.319cm" svg:y2="3.976cm" draw:start-shape="id13" draw:start-glue-point="2" draw:end-shape="id14" svg:d="M4432 2892v410h7887v674" svg:viewBox="0 0 7888 1085">
              <text:p/>
            </draw:connector>
            <draw:connector draw:style-name="gr15" draw:text-style-name="P1" draw:layer="layout" svg:x1="12.332cm" svg:y1="2.892cm" svg:x2="12.319cm" svg:y2="3.976cm" draw:end-shape="id14" draw:end-glue-point="0" svg:d="M12332 2892v278h-13v806" svg:viewBox="0 0 14 1085">
              <text:p/>
            </draw:connector>
            <draw:custom-shape draw:style-name="gr4" draw:text-style-name="P3" draw:layer="layout" svg:width="7.223cm" svg:height="1.015cm" svg:x="8.721cm" svg:y="1.876cm">
              <text:p text:style-name="P2"><text:span text:style-name="T1">Mesh_2D_rm_s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3" xml:id="id16" draw:id="id16" draw:layer="layout" svg:width="7.874cm" svg:height="1.015cm" svg:x="8.382cm" svg:y="8.576cm">
              <text:p text:style-name="P2"><text:span text:style-name="T1">PIC_2D_rm1o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xml:id="id15" draw:id="id15" draw:layer="layout" svg:width="7.223cm" svg:height="1.015cm" svg:x="0.821cm" svg:y="6.477cm">
              <text:p text:style-name="P2"><text:span text:style-name="T1">PIC_recursiv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5" draw:text-style-name="P1" draw:layer="layout" draw:line-skew="-0.131cm" svg:x1="4.432cm" svg:y1="7.492cm" svg:x2="12.319cm" svg:y2="8.576cm" draw:start-shape="id15" draw:start-glue-point="2" draw:end-shape="id16" svg:d="M4432 7492v410h7887v674" svg:viewBox="0 0 7888 1085">
              <text:p/>
            </draw:connector>
            <draw:connector draw:style-name="gr15" draw:text-style-name="P1" draw:layer="layout" svg:x1="12.332cm" svg:y1="7.492cm" svg:x2="12.319cm" svg:y2="8.576cm" draw:end-shape="id16" draw:end-glue-point="0" svg:d="M12332 7492v278h-13v806" svg:viewBox="0 0 14 1085">
              <text:p/>
            </draw:connector>
            <draw:custom-shape draw:style-name="gr4" draw:text-style-name="P3" draw:layer="layout" svg:width="7.223cm" svg:height="1.015cm" svg:x="8.721cm" svg:y="6.476cm">
              <text:p text:style-name="P2"><text:span text:style-name="T1">PIC_2D_rm1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0.254cm" svg:height="0.254cm" svg:x="8.246cm" svg:y="10.9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54cm" svg:height="0.254cm" svg:x="8.247cm" svg:y="11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54cm" svg:height="0.254cm" svg:x="8.247cm" svg:y="12.3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2" draw:text-style-name="P1" draw:layer="layout" svg:width="16.002cm" svg:height="11.684cm" svg:x="0.508cm" svg:y="1.52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0.762cm" svg:y1="5.588cm" svg:x2="16.002cm" svg:y2="5.588cm">
            <text:p/>
          </draw:line>
          <draw:line draw:style-name="gr33" draw:text-style-name="P1" draw:layer="layout" svg:x1="0.762cm" svg:y1="10.188cm" svg:x2="16.002cm" svg:y2="10.188cm">
            <text:p/>
          </draw:line>
        </draw:g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4" draw:text-style-name="P3" draw:layer="layout" svg:width="12.262cm" svg:height="9.398cm" svg:x="25.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20" draw:id="id20" draw:layer="layout" svg:width="10.992cm" svg:height="1.015cm" svg:x="26.116cm" svg:y="10.615cm">
          <text:p text:style-name="P2"><text:span text:style-name="T1">Mesh_2D_rm_sat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xml:id="id18" draw:id="id18" draw:layer="layout" svg:width="10.952cm" svg:height="1.015cm" svg:x="26.156cm" svg:y="8.583cm">
          <text:p text:style-name="P2"><text:span text:style-name="T1">PIC_2D_rm1o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xml:id="id19" draw:id="id19" draw:layer="layout" svg:width="10.992cm" svg:height="1.015cm" svg:x="26.116cm" svg:y="6.466cm">
          <text:p text:style-name="P2"><text:span text:style-name="T1">Constant_Magnetic_Field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xml:id="id17" draw:id="id17" draw:layer="layout" svg:width="10.952cm" svg:height="1.015cm" svg:x="26.156cm" svg:y="5.143cm">
          <text:p text:style-name="P2"><text:span text:style-name="T1">Electrostatic_2D_rm_sat_cond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7" draw:layer="layout" svg:width="11.654cm" svg:height="1.006cm" svg:x="25.454cm" svg:y="2.964cm">
          <draw:text-box>
            <text:p text:style-name="P2"><text:span text:style-name="T3">Mesh 1</text:span></text:p>
          </draw:text-box>
        </draw:frame>
        <draw:connector draw:style-name="gr38" draw:text-style-name="P1" draw:layer="layout" draw:line-skew="0cm 0.504cm" svg:x1="26.156cm" svg:y1="5.65cm" svg:x2="31.632cm" svg:y2="8.583cm" draw:start-shape="id17" draw:start-glue-point="3" draw:end-shape="id18" draw:end-glue-point="0" svg:d="M26156 5650h-527v2224h6003v709" svg:viewBox="0 0 6004 2934">
          <text:p/>
        </draw:connector>
        <draw:connector draw:style-name="gr38" draw:text-style-name="P1" draw:layer="layout" draw:line-skew="0.04cm -0.157cm" svg:x1="26.116cm" svg:y1="6.973cm" svg:x2="31.632cm" svg:y2="8.583cm" draw:start-shape="id19" draw:start-glue-point="3" draw:end-shape="id18" draw:end-glue-point="0" svg:d="M26116 6973h-487v901h6003v709" svg:viewBox="0 0 6004 1611">
          <text:p/>
        </draw:connector>
        <draw:connector draw:style-name="gr38" draw:text-style-name="P1" draw:layer="layout" svg:x1="31.632cm" svg:y1="9.598cm" svg:x2="31.612cm" svg:y2="10.615cm" draw:start-shape="id18" draw:start-glue-point="2" draw:end-shape="id20" draw:end-glue-point="0" svg:d="M31632 9598v508h-20v509" svg:viewBox="0 0 21 1018">
          <text:p/>
        </draw:connector>
        <draw:custom-shape draw:style-name="gr39" draw:text-style-name="P3" draw:layer="layout" svg:width="12.292cm" svg:height="9.398cm" svg:x="38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xml:id="id24" draw:id="id24" draw:layer="layout" svg:width="11.022cm" svg:height="1.015cm" svg:x="39.016cm" svg:y="10.615cm">
          <text:p text:style-name="P2"><text:span text:style-name="T1">Mesh_2D_rm_sat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22" draw:id="id22" draw:layer="layout" svg:width="10.982cm" svg:height="1.015cm" svg:x="39.056cm" svg:y="8.583cm">
          <text:p text:style-name="P2"><text:span text:style-name="T1">PIC_2D_rm1o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xml:id="id23" draw:id="id23" draw:layer="layout" svg:width="11.022cm" svg:height="1.015cm" svg:x="39.016cm" svg:y="6.466cm">
          <text:p text:style-name="P2"><text:span text:style-name="T1">Constant_Magnetic_Field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xml:id="id21" draw:id="id21" draw:layer="layout" svg:width="10.982cm" svg:height="1.015cm" svg:x="39.056cm" svg:y="5.143cm">
          <text:p text:style-name="P2"><text:span text:style-name="T1">Electrostatic_2D_rm_sat_cond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7" draw:layer="layout" svg:width="11.684cm" svg:height="1.006cm" svg:x="38.354cm" svg:y="2.964cm">
          <draw:text-box>
            <text:p text:style-name="P2"><text:span text:style-name="T3">Mesh 2</text:span></text:p>
          </draw:text-box>
        </draw:frame>
        <draw:connector draw:style-name="gr38" draw:text-style-name="P1" draw:layer="layout" draw:line-skew="0.033cm 0.504cm" svg:x1="39.056cm" svg:y1="5.65cm" svg:x2="44.547cm" svg:y2="8.583cm" draw:start-shape="id21" draw:start-glue-point="3" draw:end-shape="id22" draw:end-glue-point="0" svg:d="M39056 5650h-494v2224h5985v709" svg:viewBox="0 0 5986 2934">
          <text:p/>
        </draw:connector>
        <draw:connector draw:style-name="gr38" draw:text-style-name="P1" draw:layer="layout" draw:line-skew="0.073cm -0.157cm" svg:x1="39.016cm" svg:y1="6.973cm" svg:x2="44.547cm" svg:y2="8.583cm" draw:start-shape="id23" draw:start-glue-point="3" draw:end-shape="id22" draw:end-glue-point="0" svg:d="M39016 6973h-454v901h5985v709" svg:viewBox="0 0 5986 1611">
          <text:p/>
        </draw:connector>
        <draw:connector draw:style-name="gr38" draw:text-style-name="P1" draw:layer="layout" svg:x1="44.547cm" svg:y1="9.598cm" svg:x2="44.527cm" svg:y2="10.615cm" draw:start-shape="id22" draw:start-glue-point="2" draw:end-shape="id24" draw:end-glue-point="0" svg:d="M44547 9598v508h-20v509" svg:viewBox="0 0 21 1018">
          <text:p/>
        </draw:connector>
        <draw:connector draw:style-name="gr42" draw:text-style-name="P1" draw:layer="layout" svg:x1="34.792cm" svg:y1="8.583cm" svg:x2="39.056cm" svg:y2="8.583cm" svg:d="M34792 8583h4264" svg:viewBox="0 0 4265 1">
          <text:p/>
        </draw:connector>
        <draw:connector draw:style-name="gr42" draw:text-style-name="P1" draw:layer="layout" svg:x1="34.752cm" svg:y1="6.466cm" svg:x2="39.016cm" svg:y2="6.466cm" svg:d="M34752 6466h4264" svg:viewBox="0 0 4265 1">
          <text:p/>
        </draw:connector>
        <draw:connector draw:style-name="gr42" draw:text-style-name="P1" draw:layer="layout" svg:x1="34.792cm" svg:y1="5.143cm" svg:x2="39.056cm" svg:y2="5.143cm" svg:d="M34792 5143h4264" svg:viewBox="0 0 4265 1">
          <text:p/>
        </draw:connector>
        <draw:connector draw:style-name="gr42" draw:text-style-name="P1" draw:layer="layout" svg:x1="34.752cm" svg:y1="10.615cm" svg:x2="39.016cm" svg:y2="10.615cm" svg:d="M34752 10615h4264" svg:viewBox="0 0 4265 1">
          <text:p/>
        </draw:connector>
        <draw:custom-shape draw:style-name="gr43" draw:text-style-name="P4" draw:layer="layout" svg:width="23.876cm" svg:height="10.414cm" svg:x="0.932cm" svg:y="8.1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10.006cm" svg:height="9.398cm" svg:x="1.4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28" draw:id="id28" draw:layer="layout" svg:width="8.636cm" svg:height="1.015cm" svg:x="2.456cm" svg:y="16.711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xml:id="id26" draw:id="id26" draw:layer="layout" svg:width="8.636cm" svg:height="1.015cm" svg:x="2.496cm" svg:y="14.679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27" draw:id="id27" draw:layer="layout" svg:width="8.636cm" svg:height="1.015cm" svg:x="2.456cm" svg:y="12.562cm">
          <text:p text:style-name="P2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5" draw:id="id25" draw:layer="layout" svg:width="8.596cm" svg:height="1.015cm" svg:x="2.496cm" svg:y="11.239cm">
          <text:p text:style-name="P2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7" draw:layer="layout" svg:width="9.398cm" svg:height="1.006cm" svg:x="1.794cm" svg:y="9.06cm">
          <draw:text-box>
            <text:p text:style-name="P2"><text:span text:style-name="T3">Mesh 1</text:span></text:p>
          </draw:text-box>
        </draw:frame>
        <draw:connector draw:style-name="gr38" draw:text-style-name="P1" draw:layer="layout" draw:line-skew="0cm 0.504cm" svg:x1="2.496cm" svg:y1="11.746cm" svg:x2="6.814cm" svg:y2="14.679cm" draw:start-shape="id25" draw:start-glue-point="3" draw:end-shape="id26" draw:end-glue-point="0" svg:d="M2496 11746h-527v2224h4845v709" svg:viewBox="0 0 4846 2934">
          <text:p/>
        </draw:connector>
        <draw:connector draw:style-name="gr38" draw:text-style-name="P1" draw:layer="layout" draw:line-skew="0.04cm -0.157cm" svg:x1="2.456cm" svg:y1="13.069cm" svg:x2="6.814cm" svg:y2="14.679cm" draw:start-shape="id27" draw:start-glue-point="3" draw:end-shape="id26" draw:end-glue-point="0" svg:d="M2456 13069h-487v901h4845v709" svg:viewBox="0 0 4846 1611">
          <text:p/>
        </draw:connector>
        <draw:connector draw:style-name="gr38" draw:text-style-name="P1" draw:layer="layout" svg:x1="6.814cm" svg:y1="15.694cm" svg:x2="6.774cm" svg:y2="16.711cm" draw:start-shape="id26" draw:start-glue-point="2" draw:end-shape="id28" draw:end-glue-point="0" svg:d="M6814 15694v508h-40v509" svg:viewBox="0 0 41 1018">
          <text:p/>
        </draw:connector>
        <draw:custom-shape draw:style-name="gr44" draw:text-style-name="P3" draw:layer="layout" svg:width="10.006cm" svg:height="9.398cm" svg:x="14.3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32" draw:id="id32" draw:layer="layout" svg:width="8.636cm" svg:height="1.015cm" svg:x="15.356cm" svg:y="16.711cm">
          <text:p text:style-name="P2"><text:span text:style-name="T1">Mesh_2D_rm_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xml:id="id30" draw:id="id30" draw:layer="layout" svg:width="8.636cm" svg:height="1.015cm" svg:x="15.396cm" svg:y="14.679cm">
          <text:p text:style-name="P2"><text:span text:style-name="T1">PIC_2D_rm1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xml:id="id31" draw:id="id31" draw:layer="layout" svg:width="8.636cm" svg:height="1.015cm" svg:x="15.356cm" svg:y="12.562cm">
          <text:p text:style-name="P2"><text:span text:style-name="T1">Constant_Magnetic_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9" draw:id="id29" draw:layer="layout" svg:width="8.596cm" svg:height="1.015cm" svg:x="15.396cm" svg:y="11.239cm">
          <text:p text:style-name="P2"><text:span text:style-name="T1">Electrostatic_2D_rm_sat_co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7" draw:layer="layout" svg:width="9.398cm" svg:height="1.006cm" svg:x="14.694cm" svg:y="9.06cm">
          <draw:text-box>
            <text:p text:style-name="P2"><text:span text:style-name="T3">Mesh 2</text:span></text:p>
          </draw:text-box>
        </draw:frame>
        <draw:connector draw:style-name="gr38" draw:text-style-name="P1" draw:layer="layout" draw:line-skew="0.033cm 0.504cm" svg:x1="15.396cm" svg:y1="11.746cm" svg:x2="19.714cm" svg:y2="14.679cm" draw:start-shape="id29" draw:start-glue-point="3" draw:end-shape="id30" draw:end-glue-point="0" svg:d="M15396 11746h-494v2224h4812v709" svg:viewBox="0 0 4813 2934">
          <text:p/>
        </draw:connector>
        <draw:connector draw:style-name="gr38" draw:text-style-name="P1" draw:layer="layout" draw:line-skew="0.073cm -0.157cm" svg:x1="15.356cm" svg:y1="13.069cm" svg:x2="19.714cm" svg:y2="14.679cm" draw:start-shape="id31" draw:start-glue-point="3" draw:end-shape="id30" draw:end-glue-point="0" svg:d="M15356 13069h-454v901h4812v709" svg:viewBox="0 0 4813 1611">
          <text:p/>
        </draw:connector>
        <draw:connector draw:style-name="gr38" draw:text-style-name="P1" draw:layer="layout" svg:x1="19.714cm" svg:y1="15.694cm" svg:x2="19.674cm" svg:y2="16.711cm" draw:start-shape="id30" draw:start-glue-point="2" draw:end-shape="id32" draw:end-glue-point="0" svg:d="M19714 15694v508h-40v509" svg:viewBox="0 0 41 1018">
          <text:p/>
        </draw:connector>
        <draw:connector draw:style-name="gr42" draw:text-style-name="P1" draw:layer="layout" svg:x1="11.132cm" svg:y1="14.679cm" svg:x2="15.396cm" svg:y2="14.679cm" svg:d="M11132 14679h4264" svg:viewBox="0 0 4265 1">
          <text:p/>
        </draw:connector>
        <draw:connector draw:style-name="gr42" draw:text-style-name="P1" draw:layer="layout" svg:x1="11.092cm" svg:y1="12.562cm" svg:x2="15.356cm" svg:y2="12.562cm" svg:d="M11092 12562h4264" svg:viewBox="0 0 4265 1">
          <text:p/>
        </draw:connector>
        <draw:connector draw:style-name="gr42" draw:text-style-name="P1" draw:layer="layout" svg:x1="11.132cm" svg:y1="11.239cm" svg:x2="15.396cm" svg:y2="11.239cm" svg:d="M11132 11239h4264" svg:viewBox="0 0 4265 1">
          <text:p/>
        </draw:connector>
        <draw:connector draw:style-name="gr42" draw:text-style-name="P1" draw:layer="layout" svg:x1="11.092cm" svg:y1="16.711cm" svg:x2="15.356cm" svg:y2="16.711cm" svg:d="M11092 16711h4264" svg:viewBox="0 0 4265 1">
          <text:p/>
        </draw:connector>
        <draw:frame draw:style-name="gr47" draw:text-style-name="P7" draw:layer="layout" svg:width="12.192cm" svg:height="1.239cm" svg:x="25.17cm" svg:y="0.964cm">
          <draw:text-box>
            <text:p text:style-name="P2"><text:span text:style-name="T4">Parent</text:span></text:p>
          </draw:text-box>
        </draw:frame>
        <draw:frame draw:style-name="gr47" draw:text-style-name="P7" draw:layer="layout" svg:width="12.322cm" svg:height="1.239cm" svg:x="37.97cm" svg:y="0.964cm">
          <draw:text-box>
            <text:p text:style-name="P2"><text:span text:style-name="T4">Child</text:span></text:p>
          </draw:text-box>
        </draw:frame>
        <draw:custom-shape draw:style-name="gr36" draw:text-style-name="P3" draw:layer="layout" svg:width="10.952cm" svg:height="1.015cm" svg:x="26.156cm" svg:y="5.143cm">
          <text:p text:style-name="P2"><text:span text:style-name="T1">Electrostatic_2D_rm_sat_cond_recursi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frame draw:style-name="gr48" draw:text-style-name="P1" draw:layer="layout" svg:width="19.049cm" svg:height="16.255cm" svg:x="27.942cm" svg:y="1.525cm">
            <draw:image xlink:href="Pictures/10000201000004370000027A07121BDCA2021D1E.png" xlink:type="simple" xlink:show="embed" xlink:actuate="onLoad">
              <text:p/>
            </draw:image>
          </draw:frame>
          <draw:g>
            <draw:line draw:style-name="gr49" draw:text-style-name="P1" draw:layer="layout" svg:x1="35.012cm" svg:y1="9.96cm" svg:x2="35.012cm" svg:y2="9.352cm">
              <text:p/>
            </draw:line>
            <draw:line draw:style-name="gr50" draw:text-style-name="P1" draw:layer="layout" svg:x1="36.112cm" svg:y1="9.96cm" svg:x2="36.112cm" svg:y2="9.352cm">
              <text:p/>
            </draw:line>
            <draw:line draw:style-name="gr50" draw:text-style-name="P1" draw:layer="layout" svg:x1="35.008cm" svg:y1="9.956cm" svg:x2="36.112cm" svg:y2="9.96cm">
              <text:p/>
            </draw:line>
            <draw:line draw:style-name="gr49" draw:text-style-name="P1" draw:layer="layout" svg:x1="35.008cm" svg:y1="9.356cm" svg:x2="36.112cm" svg:y2="9.36cm">
              <text:p/>
            </draw:line>
            <draw:custom-shape draw:style-name="gr51" draw:text-style-name="P9" draw:layer="layout" svg:width="1.104cm" svg:height="0.604cm" svg:x="35.008cm" svg:y="9.35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2" draw:text-style-name="P10" draw:layer="layout" svg:width="4.064cm" svg:height="1.11cm" svg:x="28.044cm" svg:y="16.718cm">
            <draw:text-box>
              <text:p><text:span text:style-name="T5">dx = 0.5m</text:span></text:p>
            </draw:text-box>
          </draw:frame>
          <draw:frame draw:style-name="gr52" draw:text-style-name="P10" draw:layer="layout" svg:width="4.064cm" svg:height="1.11cm" svg:x="32.344cm" svg:y="14.018cm">
            <draw:text-box>
              <text:p><text:span text:style-name="T5">dx = 0.1m</text:span></text:p>
            </draw:text-box>
          </draw:frame>
          <draw:frame draw:style-name="gr52" draw:text-style-name="P10" draw:layer="layout" svg:width="4.064cm" svg:height="1.11cm" svg:x="33.844cm" svg:y="10.618cm">
            <draw:text-box>
              <text:p><text:span text:style-name="T5">dx = 2cm</text:span></text:p>
            </draw:text-box>
          </draw:frame>
        </draw:g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0999984741211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08cm" fo:margin-bottom="0cm" fo:text-indent="0cm"/>
      <style:text-properties fo:font-size="35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9cm" fo:margin-bottom="0cm" fo:text-indent="0cm"/>
      <style:text-properties fo:font-size="30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cm" fo:margin-bottom="0cm" fo:text-indent="0cm"/>
      <style:text-properties fo:font-size="25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2cm" fo:margin-bottom="0cm" fo:text-indent="0cm"/>
      <style:text-properties fo:font-size="25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99cm" svg:x="1cm" svg:y="4.473cm"/>
      <draw:page-thumbnail draw:layer="backgroundobjects" svg:width="8.999cm" svg:height="3.599cm" svg:x="1cm" svg:y="13.049cm"/>
      <draw:page-thumbnail draw:layer="backgroundobjects" svg:width="8.999cm" svg:height="3.599cm" svg:x="1cm" svg:y="21.625cm"/>
      <draw:page-thumbnail draw:layer="backgroundobjects" svg:width="8.999cm" svg:height="3.599cm" svg:x="11cm" svg:y="4.473cm"/>
      <draw:page-thumbnail draw:layer="backgroundobjects" svg:width="8.999cm" svg:height="3.599cm" svg:x="11cm" svg:y="13.049cm"/>
      <draw:page-thumbnail draw:layer="backgroundobjects" svg:width="8.999cm" svg:height="3.599cm" svg:x="11cm" svg:y="21.625cm"/>
    </style:handout-master>
    <style:master-page style:name="Default" style:page-layout-name="PM1" draw:style-name="Mdp1">
      <draw:frame presentation:style-name="Default-title" draw:layer="backgroundobjects" svg:width="45.719cm" svg:height="3.392cm" svg:x="2.54cm" svg:y="0.804cm" presentation:class="title" presentation:placeholder="true">
        <draw:text-box/>
      </draw:frame>
      <draw:frame presentation:style-name="Default-outline1" draw:layer="backgroundobjects" svg:width="45.719cm" svg:height="11.785cm" svg:x="2.54cm" svg:y="4.749cm" presentation:class="outline" presentation:placeholder="true">
        <draw:text-box/>
      </draw:frame>
      <draw:frame presentation:style-name="Mpr1" draw:text-style-name="MP2" draw:layer="backgroundobjects" svg:width="11.835cm" svg:height="1.4cm" svg:x="2.54cm" svg:y="18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1cm" svg:height="1.4cm" svg:x="17.371cm" svg:y="18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1.4cm" svg:x="36.421cm" svg:y="18.5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07:48:30.992411414</meta:creation-date>
    <dc:date>2021-05-31T17:47:01.625772477</dc:date>
    <meta:editing-duration>PT6H56M6S</meta:editing-duration>
    <meta:editing-cycles>33</meta:editing-cycles>
    <meta:generator>LibreOffice/6.0.7.3$Linux_X86_64 LibreOffice_project/00m0$Build-3</meta:generator>
    <meta:document-statistic meta:object-count="304"/>
  </office:meta>
</office:document-meta>
</file>